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CEA00000F54EEF0AA68AF9EC770.jpg" manifest:media-type="image/jpeg"/>
  <manifest:file-entry manifest:full-path="Pictures/1000000000000CEA00000F54B894FE1D696AF9D5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5.267cm" svg:height="29.991cm" svg:x="-2cm" svg:y="0.009cm">
          <draw:image xlink:href="Pictures/1000000000000CEA00000F54EEF0AA68AF9EC770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5.525cm" svg:height="30.296cm" svg:x="-3.025cm" svg:y="-0.3cm">
          <draw:image xlink:href="Pictures/1000000000000CEA00000F54B894FE1D696AF9D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2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2-17T07:36:07.604000000</dc:date>
    <meta:editing-duration>PT3M53S</meta:editing-duration>
    <meta:editing-cycles>1</meta:editing-cycles>
    <meta:document-statistic meta:object-count="2"/>
    <meta:generator>LibreOffice/7.5.5.2$Windows_X86_64 LibreOffice_project/ca8fe7424262805f223b9a2334bc7181abbcbf5e</meta:generator>
  </office:meta>
</office:document-meta>
</file>